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align="center" fo:text-indent="0cm"/>
      <style:text-properties fo:color="#ffffff" fo:font-family="'Arial Black'" style:font-family-generic="swiss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ielbić Pana chcę,</text:span><text:span text:style-name="T1"><text:line-break/></text:span><text:span text:style-name="T1">radosną śpiewać pieśń.</text:span><text:span text:style-name="T1"><text:line-break/></text:span><text:span text:style-name="T1">Wielbić Pana chcę,</text:span><text:span text:style-name="T1"><text:line-break/></text:span><text:span text:style-name="T1">On źródłem życia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12T17:06:47</meta:creation-date>
    <dc:date>2013-05-07T18:40:58.22</dc:date>
    <dc:language>pl-PL</dc:language>
    <meta:editing-cycles>6</meta:editing-cycles>
    <meta:editing-duration>PT1M32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